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Versioning </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1" text:outline-level="1">Argument and other UI issues</text:h>
      <text:p text:style-name="Text_20_body">The argument deletion (and addition) should happen in another server call. <text:s/>The server no longer needs to keep track of childless args … they can just be deleted by other users... its no longer a corruption of the database... therefore it doesn't need to check to make sure that the arg is being deleted … that can be left up to the client. <text:s/>Hopefully this will simplify the server a little bit...</text:p>
      <text:p text:style-name="Text_20_body"/>
      <text:p text:style-name="Text_20_body"/>
      <text:p text:style-name="Text_20_body">One approach: <text:s/></text:p>
      <text:p text:style-name="Text_20_body">Stop deleting empty arguments (the proposition deletion methods are overly complex); implement separate argument deletions; when the last proposition is deleted move to the arguments title; when an empty argument title is backspaced or deleted, delete the argument.</text:p>
      <text:p text:style-name="Text_20_body">Another approach:</text:p>
      <text:p text:style-name="Text_20_body">Automatically delete arguments with empty titles when the last proposition is deleted, but not arguments with non-empty titles. <text:s/>Automatically jump to the first proposition when an argument is created, thereby encouraging users not to both with titling arguments unless there is a reason to.</text:p>
      <text:p text:style-name="Text_20_body">Applicable to both approaches:</text:p>
      <text:p text:style-name="Text_20_body">When pressing return in an argument, create a new proposition and move to it.</text:p>
      <text:p text:style-name="Text_20_body">Other issues:</text:p>
      <text:p text:style-name="Text_20_body">Whenever a node is deleted focus should move to the node immediately proceeding it in the tree...</text:p>
      <text:p text:style-name="Text_20_body">Pressing return on a node with children should always create another child rather than another sibling. <text:s/>However pressing return on an argument should always create a new child proposition, whereas pressing return on a proposition should create a sibling unless it has children already.</text:p>
      <text:h text:style-name="Heading_20_1" text:outline-level="1">Lazy Loading in Edit Mode</text:h>
      <text:p text:style-name="Text_20_body"/>
      <text:h text:style-name="Heading_20_1" text:outline-level="1">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h text:style-name="Heading_20_1" text:outline-level="1">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1" text:outline-level="1">Email Notifications</text:h>
      <text:p text:style-name="Text_20_body">Lets keep this simple for now. <text:s/>A print out of the changes since the last email update should be sufficient. <text:s/>Later of course we'll want to think of better ways to do this.</text:p>
      <text:h text:style-name="Heading_20_1" text:outline-level="1">Definitions</text:h>
      <text:p text:style-name="Text_20_body">Keep thinking about this...</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Win32 OpenOffice.org_project/320m18$Build-9502</meta:generator>
    <dc:date>2010-10-14T16:29:46.58</dc:date>
    <dc:creator>Isaac Kriegman</dc:creator>
    <meta:editing-duration>PT05H55M19S</meta:editing-duration>
    <meta:editing-cycles>13</meta:editing-cycles>
    <meta:document-statistic meta:table-count="0" meta:image-count="0" meta:object-count="0" meta:page-count="1" meta:paragraph-count="30" meta:word-count="683" meta:character-count="3993"/>
  </office:meta>
</office:document-meta>
</file>